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Graphics2D.draw( Shape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setPaintingState( AFPPaintingState paintin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fill( Shape sha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getFo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AFPGraphics2D( boolean textAsShapes , AFPPaintingState paintingState , AFPResourceManager resourceManager , AFPResourceInfo resourceInfo ,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FPGraphics2D.setResourceInfo( AFPResourceInfo resource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setGraphicsObject( Graphics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getPainting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drawBufferedImage( Image img , BufferedImage bufferedImage , int width , int height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FPGraphics2D.handleIOException( IOException io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AFPGraphics2D( AFPGraphics2D g2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FPGraphics2D.drawImage( Image img , int x , int y , int width , int height , ImageObserver observ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FPGraphics2D.setFontInfo( FontInfo fon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getFontMetrics( Fon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drawString( String str , float x , float 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FPGraphics2D.applyPaint( Paint paint , boolean fi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FPGraphics2D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setCustomTextHandler( Tex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setXORMode( Color 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doDrawing( Shape shape , boolean fil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AFPGraphics2D.drawRenderableImage( RenderableImage img , AffineTransform x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copyArea( int x , int y , int width , int height , int dx , int 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buildBufferedImage( Dimension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addNativeImage( org . apache . xmlgraphics . image . loader . Image image , float x , float y , float width , floa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FPGraphics2D.setResourceManager( AFPResourceManager resour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setGraphicContext( GraphicContext g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drawRenderedImage( RenderedImage img , AffineTransform xfo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FPGraphics2D.getGraphics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createImageObjectInfo( RenderedImage img , int x , int y , int width , int heigh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AFPGraphics2D.applyStroke( Stroke stroke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FPGraphics2D.getDevice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Graphics2D.processPathIterator( PathIterator 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FPGraphics2D.drawImage( Image img , int x , int y , ImageObserver ob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